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eorgia" svg:font-family="Georgia, 'Times New Roman', Times, serif"/>
    <style:font-face style:name="Lato" svg:font-family="Lato, sans-serif"/>
    <style:font-face style:name="NHaasGroteskTXW01-75Bd" svg:font-family="NHaasGroteskTXW01-75Bd, Helvetica, Arial, sans-serif"/>
    <style:font-face style:name="OpenSymbol" svg:font-family="OpenSymbol"/>
    <style:font-face style:name="Tahoma1" svg:font-family="Tahoma"/>
    <style:font-face style:name="Times New Roman1" svg:font-family="'Times New Roman'"/>
    <style:font-face style:name="museo-sans" svg:font-family="museo-sans"/>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style:text-properties style:font-name="Times New Roman" fo:font-size="12pt" style:font-size-asian="12pt" style:font-size-complex="12pt"/>
    </style:style>
    <style:style style:name="P3" style:family="paragraph" style:parent-style-name="Standard">
      <style:paragraph-properties fo:line-height="200%" fo:text-align="center" style:justify-single-word="false"/>
      <style:text-properties style:font-name="Times New Roman" fo:font-size="12pt" style:font-size-asian="12pt" style:font-size-complex="12pt"/>
    </style:style>
    <style:style style:name="P4" style:family="paragraph" style:parent-style-name="Standard">
      <style:paragraph-properties fo:margin-left="0in" fo:margin-right="0.6665in" fo:line-height="200%" fo:orphans="2" fo:widows="2" fo:text-indent="0in"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5" style:family="paragraph" style:parent-style-name="Standard">
      <style:paragraph-properties fo:margin-left="0in" fo:margin-right="0.6665in" fo:line-height="200%" fo:orphans="2" fo:widows="2" fo:text-indent="0in" style:auto-text-indent="false"/>
    </style:style>
    <style:style style:name="P6" style:family="paragraph" style:parent-style-name="Standard" style:master-page-name="">
      <style:paragraph-properties fo:margin-left="0.5209in" fo:margin-right="0.6665in" fo:line-height="200%" fo:text-indent="0in" style:auto-text-indent="false" style:page-number="auto"/>
      <style:text-properties style:font-name="Times New Roman" fo:font-size="12pt" style:font-size-asian="12pt" style:font-size-complex="12pt"/>
    </style:style>
    <style:style style:name="P7" style:family="paragraph" style:parent-style-name="Text_20_body">
      <style:paragraph-properties fo:margin-left="0in" fo:margin-right="0.6665in" fo:line-height="200%" fo:orphans="2" fo:widows="2" fo:text-indent="0in"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8" style:family="paragraph" style:parent-style-name="Text_20_body">
      <style:paragraph-properties fo:margin-left="0in" fo:margin-right="0.6665in" fo:line-height="200%" fo:orphans="2" fo:widows="2" fo:text-indent="0in" style:auto-text-indent="false"/>
    </style:style>
    <style:style style:name="P9" style:family="paragraph" style:parent-style-name="Text_20_body">
      <style:paragraph-properties fo:margin-left="0in" fo:margin-right="0.6665in" fo:line-height="200%" fo:orphans="2" fo:widows="2" fo:text-indent="0in" style:auto-text-indent="false"/>
      <style:text-properties style:font-name="Times New Roman" fo:font-size="12pt" style:font-size-asian="12pt" style:font-size-complex="12pt"/>
    </style:style>
    <style:style style:name="P10" style:family="paragraph" style:parent-style-name="Text_20_body">
      <style:paragraph-properties fo:margin-left="0in" fo:margin-right="0.6665in" fo:line-height="200%" fo:orphans="2" fo:widows="2" fo:text-indent="0in" style:auto-text-indent="false" fo:break-before="page"/>
      <style:text-properties fo:font-variant="normal" fo:text-transform="none" fo:color="#000000" style:font-name="Times New Roman" fo:font-size="12pt" fo:letter-spacing="normal" fo:font-style="normal" fo:font-weight="normal" style:font-size-asian="12pt" style:font-size-complex="12pt"/>
    </style:style>
    <style:style style:name="P11" style:family="paragraph" style:parent-style-name="Text_20_body" style:master-page-name="">
      <style:paragraph-properties fo:margin-left="0in" fo:margin-right="0in" fo:margin-top="0in" fo:margin-bottom="0.0835in" fo:line-height="200%" fo:orphans="2" fo:widows="2" fo:text-indent="0in" style:auto-text-indent="false" style:page-number="auto"/>
      <style:text-properties fo:font-variant="normal" fo:text-transform="none" fo:color="#000000" style:font-name="Times New Roman" fo:font-size="12pt" fo:letter-spacing="normal" fo:font-style="normal" fo:font-weight="normal" style:font-size-asian="12pt" style:font-size-complex="12pt"/>
    </style:style>
    <style:style style:name="P12" style:family="paragraph" style:parent-style-name="Text_20_body">
      <style:paragraph-properties fo:margin-left="0.5209in" fo:margin-right="0.6665in" fo:line-height="200%" fo:orphans="2" fo:widows="2" fo:text-indent="0in"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13" style:family="paragraph" style:parent-style-name="Text_20_body" style:master-page-name="">
      <style:paragraph-properties fo:margin-left="0in" fo:margin-right="0.0102in" fo:margin-top="0in" fo:margin-bottom="0.0835in" fo:line-height="200%" fo:orphans="2" fo:widows="2" fo:text-indent="0in" style:auto-text-indent="false" style:page-number="auto"/>
      <style:text-properties style:font-name="Times New Roman" fo:font-size="12pt" style:font-size-asian="12pt" style:font-size-complex="12pt"/>
    </style:style>
    <style:style style:name="P14" style:family="paragraph" style:parent-style-name="Text_20_body">
      <style:paragraph-properties fo:margin-left="0in" fo:margin-right="0.0102in" fo:margin-top="0in" fo:margin-bottom="0.0835in" fo:line-height="200%" fo:orphans="2" fo:widows="2" fo:text-indent="0in" style:auto-text-indent="false"/>
      <style:text-properties style:font-name="Times New Roman" fo:font-size="12pt" style:font-size-asian="12pt" style:font-size-complex="12pt"/>
    </style:style>
    <style:style style:name="P15" style:family="paragraph" style:parent-style-name="Text_20_body" style:master-page-name="">
      <style:paragraph-properties fo:margin-left="0.5102in" fo:margin-right="0.4689in" fo:margin-top="0in" fo:margin-bottom="0.0835in" fo:line-height="200%" fo:orphans="2" fo:widows="2" fo:text-indent="0in" style:auto-text-indent="false" style:page-number="auto"/>
      <style:text-properties style:font-name="Times New Roman" fo:font-size="12pt" style:font-size-asian="12pt" style:font-size-complex="12pt"/>
    </style:style>
    <style:style style:name="T1"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2" style:family="text">
      <style:text-properties fo:font-variant="normal" fo:text-transform="none" fo:color="#000000" style:font-name="Times New Roman" fo:font-size="12pt" fo:letter-spacing="normal" fo:font-style="normal" fo:font-weight="normal" style:font-size-asian="12pt" style:font-size-complex="12pt"/>
    </style:style>
    <style:style style:name="T3" style:family="text">
      <style:text-properties fo:font-variant="normal" fo:text-transform="none" fo:color="#000000" fo:letter-spacing="normal" fo:font-style="normal" fo:font-weight="normal"/>
    </style:style>
    <style:style style:name="T4" style:family="text">
      <style:text-properties fo:font-variant="normal" fo:text-transform="none" fo:color="#000000" fo:letter-spacing="normal" fo:font-style="normal" fo:font-weight="normal" style:font-weight-asian="normal" style:font-weight-complex="normal"/>
    </style:style>
    <style:style style:name="T5" style:family="text">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size-complex="12pt"/>
    </style:style>
    <style:style style:name="T6" style:family="text">
      <style:text-properties fo:font-variant="normal" fo:text-transform="none" fo:color="#222222" style:font-name="Times New Roman" fo:font-size="12pt" fo:letter-spacing="normal" fo:font-style="normal" fo:font-weight="normal" style:font-size-asian="12pt" style:font-size-complex="12pt"/>
    </style:style>
    <style:style style:name="T7" style:family="text">
      <style:text-properties fo:font-variant="normal" fo:text-transform="none" fo:color="#323232" fo:font-style="normal" fo:font-weight="normal"/>
    </style:style>
    <style:style style:name="T8" style:family="text">
      <style:text-properties style:font-name="Times New Roman" fo:font-size="12pt" style:font-size-asian="12pt" style:font-size-complex="12pt"/>
    </style:style>
    <style:style style:name="T9" style:family="text">
      <style:text-properties fo:font-style="italic" style:font-style-asian="italic" style:font-style-complex="italic"/>
    </style:style>
    <text:list-style style:name="L1">
      <text:list-level-style-bullet text:level="1" text:style-name="Bullet_20_Symbols" style:num-suffix="." text:bullet-char="•">
        <style:list-level-properties text:space-before="0.177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eview of Other Work</text:p>
      <text:p text:style-name="P2"><text:tab/>With fewer than forty percent of projects being delivered on time (Standish, 2013), delays are a significant problem in project management. Reduction and elimination of project delays first begins with identifying and quantifying the delay. Sometimes quantification requires collecting data from multiple sources, and the information desired emerges from collating the disparate data points. This is the classic data warehousing problem of Extract, Transform, and Load (ETL). While sometimes extraction is available through plugins provided by the data sources, sometimes this option is prohibitively expensive, or fails provide the desired data. At such a point, this can be done manually, but no person is perfect, and errors or omissions are an inevitability, and bad data can be worse than none. Designing and implementing an automated, in-house ETL solution provides an accurate and customized means of answering the business questions posed, while also building expertise within the company. </text:p>
      <text:p text:style-name="P2"><text:tab/>The first step in developing an in-house solution was determing how to extract the data from Microsoft's Sharepoint collaboration platform and Atlassian's JIRA issue tracker. A widely used solution to this problem was proposed in Roy Fielding's dissertation which laid the foundation for REST:</text:p>
      <text:p text:style-name="P6">"...<text:span text:style-name="T3">the Representational State Transfer (REST) architectural style and describe how REST has been used to guide the design and development of the architecture for the modern Web. </text:span></text:p>
      <text:p text:style-name="P12"><text:tab/>REST emphasizes scalability of component interactions, generality of interfaces, independent deployment of components, and intermediary components to reduce interaction latency, enforce security, and encapsulate legacy systems." (Fielding, 2000, p xvii)</text:p>
      <text:p text:style-name="P13"><text:span text:style-name="T3">REST has since been adopted by more than 3000 APIs (Mason, 2011), including <text:s/>Sharepoint and <text:s/>JIRA. Atlassian provides an off-shelf solution for consuming RESTful services with Java, with significant documentation on their website. Unfortunately, such an option is not available for </text:span><text:soft-page-break/><text:span text:style-name="T3">Sharepoint. In order to consume Sharepoint's REST, another solution needed to be found. While Java has built in support consuming REST services, the de facto standard for ease of use is the Spring Framework. Since its initial release, Spring has aimed to be a simpler alternative Java EE (Khandal, Meshram, &amp; Mahatme, 2017), and is now is used by 30% of Java web developers (White, 2017). With extensive documentation, Spring makes a natural choice to reduce the effort required to consume the RESTful services.</text:span></text:p>
      <text:p text:style-name="P14"><text:span text:style-name="T3"><text:tab/>With the problem of extraction defined and the solution loosely sketched, the next step was to select a database management software, and to determine some of the questions seeking to be answered, in order to design an effective data mart. A popular and proven option for DBMS is a SQL based RDBMS. As of 2017, the top DBMS are Oracle and MySQL (need source here). Both provide similar features, with Oracle providing a larger selection of indexing algorithms, and MySQL supporting more operating systems. In addition to the SQL options, the new paradigm of NoSQL has been gaining in popularity with its claims of performance and flexibility. NoSQL is an interesting option, as it would almost entirely eliminate the data transformation, as the JSON file format is available from both data source's REST service, and is a popular format for NoSQL DBMS, such as MongoDB. Waynor raises multiple concerns with such DBMS which are difficult to dismiss. He cites NoSQL lacking standardization, suffering from transactional consistency, and some of the desired extras such as SUM and AVG being offloaded to the program accessing the database (2012). With these shortcomings present, NoSQL fails to measure up to the functionality and reliability desired for the DBMS. Ultimately, price and a proven track record was the deciding factor between these, as this project is a proof-of-concept for the value that BI can bring to production and QA, so the $0 cost of MySQL made it the clear winner. </text:span></text:p>
      <text:p text:style-name="P14"><text:span text:style-name="T3"><text:tab/>With a database selected, the schema must be defined before moving onto the transformation process. The overall layout of the schema is a choice between snowflake and star schema. </text:span><text:span text:style-name="T4">Drkušić</text:span><text:span text:style-name="T3"> lays out the differences succintly, as the primary change is the degree of normalization, with the benefits and drawbacks of normalization summarized as such: </text:span></text:p>
      <text:p text:style-name="P15"><text:soft-page-break/><text:span text:style-name="T3"><text:tab/> "Snowflake schemas will use less space to store dimension tables. This is because as a rule any normalized database produces far fewer redundant records. Denormalized data models increase the chances of data integrity problems. These issues will complicate future modifications and maintenance as well." (2016</text:span><text:span text:style-name="T4">)</text:span></text:p>
      <text:p text:style-name="P14"><text:span text:style-name="T3">Pursuant to the choice of normalization levels, </text:span><text:span text:style-name="T4">Drkušić</text:span><text:span text:style-name="T3"> also remarks on query complexity and speed. Noting that the number of join statements required are increased for every additional table generated from normalization, subsequently increasing the time for the DBMS to generate the results of the query. He concludes with recommendations based on scale of the database, noting that a star schema works better for data marts such as the one this project will generate, due to the easier use for analytics by end business users. Upon seeking a second recommendation,two major advantages related to this project were determined. The first advantage is that the star schema makes for an easier, parallelized option when dealing with the ETL problem (Chatter, 2012). This is an increase in <text:s/>performance, and reduced development time. Both of these are positives in light of the constraints and proof-of-concept nature of this project. The second advantage Chatter states is that the star schema is more useful for metrics. This project is ultimately about generating metrics with which to find areas for improvement. Given these recommendations, star schema comes out ahead as the choice schema over the snowflake option. With a database and schema selected, the final portion of the problem, Loading, is handled by implementing the MySQL JDBC driver within the Java program. </text:span></text:p>
      <text:p text:style-name="P14"><text:span text:style-name="T3"><text:tab/>Additional objectives the project seeks to meet include implementing security measures and data visualization. The first requirement of security can be met by leveraging Open Authorization, OAuth. OAuth is an open authorization standard that leverages that is designed for use with HTTP, leverages SSL/TLS for additional security, and is available for both JIRA and Sharepoint, and is supported by the Spring Framework. The search for easy to use data visualization came up with several options. Based on the extensive research by Harper and Crossno, JFreeChart appears to best </text:span><text:soft-page-break/><text:span text:style-name="T3">meet the requirements for visualization with a JDBC data source option, good documentation, and nearly comprehensive 2D visualization support.</text:span></text:p>
      <text:p text:style-name="P7"/>
      <text:p text:style-name="P10">References: </text:p>
      <text:p text:style-name="P7">The Standish Group, (2013). <text:span text:style-name="T9">The CHAOS Manifesto 2013 Think Big, Act Small.</text:span></text:p>
      <text:p text:style-name="P11"><text:tab/>Retrieved from <text:tab/>https://www.immagic.com/eLibrary/ARCHIVES/GENERAL/GENREF/S130301C.pdf</text:p>
      <text:p text:style-name="P4">Fielding, Roy, (2000). </text:p>
      <text:p text:style-name="P5"><text:span text:style-name="T2">Mason, R, (2011). <text:s/></text:span><text:span text:style-name="T6">How REST replaced SOAP on the Web: What it means to you</text:span></text:p>
      <text:p text:style-name="P5"><text:span text:style-name="T2"><text:tab/>Retrieved from https://www.infoq.com/articles/rest-soap</text:span></text:p>
      <text:p text:style-name="P8"><text:span text:style-name="T2">Maple, S., (2015). </text:span><text:a xlink:type="simple" xlink:href="https://zeroturnaround.com/rebellabs/java-tools-and-technologies-landscape-2016/" text:style-name="Internet_20_link" text:visited-style-name="Visited_20_Internet_20_Link"><text:span text:style-name="T5">Java Tools and Technologies Landscape Report 2016</text:span></text:a></text:p>
      <text:p text:style-name="P8"><text:span text:style-name="T2"><text:tab/>Retrieved from <text:s/>https://zeroturnaround.com/rebellabs/java-tools-and-technologies-<text:tab/>landscape-2016/</text:span></text:p>
      <text:p text:style-name="P8"><text:span text:style-name="T1">Waynor, P. (2012). 7 hard truths about the NoSQL revolution</text:span></text:p>
      <text:p text:style-name="P8"><text:span text:style-name="T1"><text:tab/>Retrieved from </text:span><text:span text:style-name="T2">http://www.infoworld.com/article/3195764/database/nosql-no-<text:tab/>problem-why-mysql-is-still-king.html</text:span></text:p>
      <text:p text:style-name="P9"><text:span text:style-name="T3">Khandal, R., Meshram, M., Mahatme, S. (2017). </text:span>Study of Spring Framework, <text:tab/><text:span text:style-name="T9">International Conference On Emanations in Modern Engineering Science and <text:tab/>Management, 5</text:span>(3), 52-54</text:p>
      <text:p text:style-name="P2"><text:span text:style-name="T4">Drkušić, E., (2016). </text:span><text:span text:style-name="T4">Star Schema vs. Snowflake Schema</text:span><text:span text:style-name="T4"> </text:span></text:p>
      <text:p text:style-name="P1"><text:span text:style-name="T1"><text:tab/>Retrieved from </text:span><text:span text:style-name="T8">http://www.vertabelo.com/blog/technical-articles/data-warehouse-modeling-<text:tab/>star-schema-vs-snowflake-schema</text:span></text:p>
      <text:p text:style-name="P2">Chatter R., (2012): <text:span text:style-name="T7">Star schema vs. snowflake schema: Which is better?</text:span></text:p>
      <text:p text:style-name="P1"><text:span text:style-name="T8"><text:tab/>Retrieved from http://www.computerweekly.com/answer/Star-schema-vs-snowflake-<text:tab/>schema-Which-is-better</text:span></text:p>
      <text:p text:style-name="P2">Hargera, J. R., and Crossnoa, P.J., (2012). Comparison of Open Source Visual Analytics<text:tab/>Toolkits </text:p>
      <text:p text:style-name="P2"><text:tab/>Retrieved from http://www.sandia.gov/~pjcross/papers/Part1.pdf</text:p>
      <text:p text:style-name="P2"/>
      <text:p text:style-name="P2"><text:soft-page-break/>Unused:</text:p>
      <text:p text:style-name="P7">Krill, 2013: http://www.infoworld.com/article/2611970/java/java-ee-a-tough-sell-for-spring-framework-users.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eorgia" svg:font-family="Georgia, 'Times New Roman', Times, serif"/>
    <style:font-face style:name="Lato" svg:font-family="Lato, sans-serif"/>
    <style:font-face style:name="NHaasGroteskTXW01-75Bd" svg:font-family="NHaasGroteskTXW01-75Bd, Helvetica, Arial, sans-serif"/>
    <style:font-face style:name="OpenSymbol" svg:font-family="OpenSymbol"/>
    <style:font-face style:name="Tahoma1" svg:font-family="Tahoma"/>
    <style:font-face style:name="Times New Roman1" svg:font-family="'Times New Roman'"/>
    <style:font-face style:name="museo-sans" svg:font-family="museo-sans"/>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7DT2H30M2S</meta:editing-duration>
    <meta:editing-cycles>6</meta:editing-cycles>
    <meta:generator>OpenOffice/4.1.3$Win32 OpenOffice.org_project/413m1$Build-9783</meta:generator>
    <dc:date>2017-08-16T20:27:05.22</dc:date>
    <dc:creator>Joseph Losee</dc:creator>
    <meta:document-statistic meta:table-count="0" meta:image-count="0" meta:object-count="0" meta:page-count="6" meta:paragraph-count="30" meta:word-count="1180" meta:character-count="8237"/>
    <meta:user-defined meta:name="Info 1"/>
    <meta:user-defined meta:name="Info 2"/>
    <meta:user-defined meta:name="Info 3"/>
    <meta:user-defined meta:name="Info 4"/>
  </office:meta>
</office:document-meta>
</file>